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1">
          <table:table-cell table:style-name="ce3" office:value-type="string" calcext:value-type="string">
            <text:p>num assets</text:p>
          </table:table-cell>
          <table:table-cell table:style-name="ce3" office:value-type="string" calcext:value-type="string">
            <text:p>Small Processing</text:p>
          </table:table-cell>
          <table:table-cell table:style-name="ce3" office:value-type="string" calcext:value-type="string">
            <text:p>Intermediate Processing</text:p>
          </table:table-cell>
          <table:table-cell table:style-name="ce3" office:value-type="string" calcext:value-type="string">
            <text:p>Large Processing</text:p>
          </table:table-cell>
          <table:table-cell table:style-name="ce3" office:value-type="string" calcext:value-type="string">
            <text:p>Small Insertion</text:p>
          </table:table-cell>
          <table:table-cell table:style-name="ce3" office:value-type="string" calcext:value-type="string">
            <text:p>Intermediate Insertion</text:p>
          </table:table-cell>
          <table:table-cell table:style-name="ce3" office:value-type="string" calcext:value-type="string">
            <text:p>Large Insertion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3" office:value-type="float" office:value="2000" calcext:value-type="float">
            <text:p>2000</text:p>
          </table:table-cell>
          <table:table-cell office:value-type="float" office:value="204.29803089928" calcext:value-type="float">
            <text:p>204,29803089928</text:p>
          </table:table-cell>
          <table:table-cell office:value-type="float" office:value="478.837343813217" calcext:value-type="float">
            <text:p>478,837343813217</text:p>
          </table:table-cell>
          <table:table-cell office:value-type="float" office:value="654.234852694955" calcext:value-type="float">
            <text:p>654,234852694955</text:p>
          </table:table-cell>
          <table:table-cell table:style-name="ce4" office:value-type="float" office:value="1852.98158919158" calcext:value-type="float">
            <text:p>1853</text:p>
          </table:table-cell>
          <table:table-cell table:style-name="ce4" office:value-type="float" office:value="2476.37338362054" calcext:value-type="float">
            <text:p>2476</text:p>
          </table:table-cell>
          <table:table-cell table:style-name="ce4" office:value-type="float" office:value="4133.94241962478" calcext:value-type="float">
            <text:p>4134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3" office:value-type="float" office:value="24000" calcext:value-type="float">
            <text:p>24000</text:p>
          </table:table-cell>
          <table:table-cell office:value-type="float" office:value="2950.65261611251" calcext:value-type="float">
            <text:p>2950,65261611251</text:p>
          </table:table-cell>
          <table:table-cell office:value-type="float" office:value="4928.60839035485" calcext:value-type="float">
            <text:p>4928,60839035485</text:p>
          </table:table-cell>
          <table:table-cell office:value-type="float" office:value="8441.41143521968" calcext:value-type="float">
            <text:p>8441,41143521968</text:p>
          </table:table-cell>
          <table:table-cell table:style-name="ce4" office:value-type="float" office:value="20878.7508915194" calcext:value-type="float">
            <text:p>20879</text:p>
          </table:table-cell>
          <table:table-cell table:style-name="ce4" office:value-type="float" office:value="28563.5175011079" calcext:value-type="float">
            <text:p>28564</text:p>
          </table:table-cell>
          <table:table-cell table:style-name="ce4" office:value-type="float" office:value="46208.7750463087" calcext:value-type="float">
            <text:p>46209</text:p>
          </table:table-cell>
          <table:table-cell table:style-name="ce4" table:number-columns-repeated="3"/>
          <table:table-cell/>
          <table:table-cell table:style-name="ce3" table:number-columns-repeated="3"/>
          <table:table-cell table:number-columns-repeated="1010"/>
        </table:table-row>
        <table:table-row table:style-name="ro2">
          <table:table-cell table:style-name="ce3" office:value-type="float" office:value="40000" calcext:value-type="float">
            <text:p>40000</text:p>
          </table:table-cell>
          <table:table-cell office:value-type="float" office:value="4025.33071827549" calcext:value-type="float">
            <text:p>4025,33071827549</text:p>
          </table:table-cell>
          <table:table-cell office:value-type="float" office:value="7011.56029744142" calcext:value-type="float">
            <text:p>7011,56029744142</text:p>
          </table:table-cell>
          <table:table-cell office:value-type="float" office:value="12503.9247041127" calcext:value-type="float">
            <text:p>12503,9247041127</text:p>
          </table:table-cell>
          <table:table-cell table:style-name="ce4" office:value-type="float" office:value="34504.9962379008" calcext:value-type="float">
            <text:p>34505</text:p>
          </table:table-cell>
          <table:table-cell table:style-name="ce4" office:value-type="float" office:value="48504.2845047237" calcext:value-type="float">
            <text:p>48504</text:p>
          </table:table-cell>
          <table:table-cell table:style-name="ce4" office:value-type="float" office:value="76408.8710652334" calcext:value-type="float">
            <text:p>76409</text:p>
          </table:table-cell>
          <table:table-cell table:style-name="ce4" table:number-columns-repeated="3"/>
          <table:table-cell/>
          <table:table-cell table:style-name="ce3" table:number-columns-repeated="3"/>
          <table:table-cell table:number-columns-repeated="1010"/>
        </table:table-row>
        <table:table-row table:style-name="ro2" table:number-rows-repeated="18">
          <table:table-cell table:style-name="Default" table:number-columns-repeated="7"/>
          <table:table-cell table:style-name="ce4" table:number-columns-repeated="3"/>
          <table:table-cell/>
          <table:table-cell table:style-name="ce3" table:number-columns-repeated="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 table:number-rows-repeated="20">
          <table:table-cell table:style-name="ce3"/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3" table:default-cell-style-name="ce3"/>
        <table:table-column table:style-name="co3" table:number-columns-repeated="3" table:default-cell-style-name="ce1"/>
        <table:table-column table:style-name="co3" table:number-columns-repeated="3" table:default-cell-style-name="ce4"/>
        <table:table-row table:style-name="ro2">
          <table:table-cell table:style-name="ce1"/>
          <table:table-cell table:style-name="ce5" office:value-type="string" calcext:value-type="string" table:number-columns-spanned="3" table:number-rows-spanned="1">
            <text:p>PROCESSING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INSERTION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num assets</text:p>
          </table:table-cell>
          <table:table-cell table:style-name="ce3" office:value-type="string" calcext:value-type="string">
            <text:p>Small Asset</text:p>
          </table:table-cell>
          <table:table-cell table:style-name="ce3" office:value-type="string" calcext:value-type="string">
            <text:p>Intermediate Asset</text:p>
          </table:table-cell>
          <table:table-cell table:style-name="ce3" office:value-type="string" calcext:value-type="string">
            <text:p>Large Asset</text:p>
          </table:table-cell>
          <table:table-cell table:style-name="ce3" office:value-type="string" calcext:value-type="string">
            <text:p>Small Asset</text:p>
          </table:table-cell>
          <table:table-cell table:style-name="ce3" office:value-type="string" calcext:value-type="string">
            <text:p>Intermediate Asset</text:p>
          </table:table-cell>
          <table:table-cell table:style-name="ce3" office:value-type="string" calcext:value-type="string">
            <text:p>Large Asset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04.29803089928" calcext:value-type="float">
            <text:p>204,29803089928</text:p>
          </table:table-cell>
          <table:table-cell office:value-type="float" office:value="478.837343813217" calcext:value-type="float">
            <text:p>478,837343813217</text:p>
          </table:table-cell>
          <table:table-cell office:value-type="float" office:value="654.234852694955" calcext:value-type="float">
            <text:p>654,234852694955</text:p>
          </table:table-cell>
          <table:table-cell office:value-type="float" office:value="1852.98158919158" calcext:value-type="float">
            <text:p>1853</text:p>
          </table:table-cell>
          <table:table-cell office:value-type="float" office:value="2476.37338362054" calcext:value-type="float">
            <text:p>2476</text:p>
          </table:table-cell>
          <table:table-cell office:value-type="float" office:value="4133.94241962478" calcext:value-type="float">
            <text:p>4134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42.26414342265" calcext:value-type="float">
            <text:p>442,26414342265</text:p>
          </table:table-cell>
          <table:table-cell office:value-type="float" office:value="948.943947550612" calcext:value-type="float">
            <text:p>948,943947550612</text:p>
          </table:table-cell>
          <table:table-cell office:value-type="float" office:value="1234.39251938704" calcext:value-type="float">
            <text:p>1234,39251938704</text:p>
          </table:table-cell>
          <table:table-cell office:value-type="float" office:value="3644.69021976601" calcext:value-type="float">
            <text:p>3645</text:p>
          </table:table-cell>
          <table:table-cell office:value-type="float" office:value="4746.06482221462" calcext:value-type="float">
            <text:p>4746</text:p>
          </table:table-cell>
          <table:table-cell office:value-type="float" office:value="8175.15328850552" calcext:value-type="float">
            <text:p>8175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731.598823013457" calcext:value-type="float">
            <text:p>731,598823013457</text:p>
          </table:table-cell>
          <table:table-cell office:value-type="float" office:value="1441.84899509772" calcext:value-type="float">
            <text:p>1441,84899509772</text:p>
          </table:table-cell>
          <table:table-cell office:value-type="float" office:value="1916.6788169768" calcext:value-type="float">
            <text:p>1916,6788169768</text:p>
          </table:table-cell>
          <table:table-cell office:value-type="float" office:value="5471.43972917951" calcext:value-type="float">
            <text:p>5471</text:p>
          </table:table-cell>
          <table:table-cell office:value-type="float" office:value="6923.17729109846" calcext:value-type="float">
            <text:p>6923</text:p>
          </table:table-cell>
          <table:table-cell office:value-type="float" office:value="12041.3557904992" calcext:value-type="float">
            <text:p>12041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982.62044132306" calcext:value-type="float">
            <text:p>982,62044132306</text:p>
          </table:table-cell>
          <table:table-cell office:value-type="float" office:value="1871.79214038052" calcext:value-type="float">
            <text:p>1871,79214038052</text:p>
          </table:table-cell>
          <table:table-cell office:value-type="float" office:value="2490.68145926529" calcext:value-type="float">
            <text:p>2490,68145926529</text:p>
          </table:table-cell>
          <table:table-cell office:value-type="float" office:value="7110.4250431327" calcext:value-type="float">
            <text:p>7110</text:p>
          </table:table-cell>
          <table:table-cell office:value-type="float" office:value="9210.58708731383" calcext:value-type="float">
            <text:p>9211</text:p>
          </table:table-cell>
          <table:table-cell office:value-type="float" office:value="15680.2395251909" calcext:value-type="float">
            <text:p>15680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276.83700233241" calcext:value-type="float">
            <text:p>1276,83700233241</text:p>
          </table:table-cell>
          <table:table-cell office:value-type="float" office:value="2339.3665763803" calcext:value-type="float">
            <text:p>2339,3665763803</text:p>
          </table:table-cell>
          <table:table-cell office:value-type="float" office:value="3235.41133456886" calcext:value-type="float">
            <text:p>3235,41133456886</text:p>
          </table:table-cell>
          <table:table-cell office:value-type="float" office:value="8742.38388189413" calcext:value-type="float">
            <text:p>8742</text:p>
          </table:table-cell>
          <table:table-cell office:value-type="float" office:value="11516.3620125524" calcext:value-type="float">
            <text:p>11516</text:p>
          </table:table-cell>
          <table:table-cell office:value-type="float" office:value="19456.4891495727" calcext:value-type="float">
            <text:p>19456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518.98717405131" calcext:value-type="float">
            <text:p>1518,98717405131</text:p>
          </table:table-cell>
          <table:table-cell office:value-type="float" office:value="2768.63260144765" calcext:value-type="float">
            <text:p>2768,63260144765</text:p>
          </table:table-cell>
          <table:table-cell office:value-type="float" office:value="3963.61947985369" calcext:value-type="float">
            <text:p>3963,61947985369</text:p>
          </table:table-cell>
          <table:table-cell office:value-type="float" office:value="10548.0217653828" calcext:value-type="float">
            <text:p>10548</text:p>
          </table:table-cell>
          <table:table-cell office:value-type="float" office:value="14014.3531701999" calcext:value-type="float">
            <text:p>14014</text:p>
          </table:table-cell>
          <table:table-cell office:value-type="float" office:value="23571.5003695419" calcext:value-type="float">
            <text:p>23572</text:p>
          </table:table-cell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1747.65094145807" calcext:value-type="float">
            <text:p>1747,65094145807</text:p>
          </table:table-cell>
          <table:table-cell office:value-type="float" office:value="3158.21881016672" calcext:value-type="float">
            <text:p>3158,21881016672</text:p>
          </table:table-cell>
          <table:table-cell office:value-type="float" office:value="4813.14031413812" calcext:value-type="float">
            <text:p>4813,14031413812</text:p>
          </table:table-cell>
          <table:table-cell office:value-type="float" office:value="12291.497407469" calcext:value-type="float">
            <text:p>12291</text:p>
          </table:table-cell>
          <table:table-cell office:value-type="float" office:value="16283.7941261222" calcext:value-type="float">
            <text:p>16284</text:p>
          </table:table-cell>
          <table:table-cell office:value-type="float" office:value="27462.9753188632" calcext:value-type="float">
            <text:p>27463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1941.55330887141" calcext:value-type="float">
            <text:p>1941,55330887141</text:p>
          </table:table-cell>
          <table:table-cell office:value-type="float" office:value="3496.88920379511" calcext:value-type="float">
            <text:p>3496,88920379511</text:p>
          </table:table-cell>
          <table:table-cell office:value-type="float" office:value="5492.81159470151" calcext:value-type="float">
            <text:p>5492,81159470151</text:p>
          </table:table-cell>
          <table:table-cell office:value-type="float" office:value="14091.6782020422" calcext:value-type="float">
            <text:p>14092</text:p>
          </table:table-cell>
          <table:table-cell office:value-type="float" office:value="18864.3335283918" calcext:value-type="float">
            <text:p>18864</text:p>
          </table:table-cell>
          <table:table-cell office:value-type="float" office:value="31109.5457569715" calcext:value-type="float">
            <text:p>31110</text:p>
          </table:table-cell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2276.52096455661" calcext:value-type="float">
            <text:p>2276,52096455661</text:p>
          </table:table-cell>
          <table:table-cell office:value-type="float" office:value="3932.08386109134" calcext:value-type="float">
            <text:p>3932,08386109134</text:p>
          </table:table-cell>
          <table:table-cell office:value-type="float" office:value="6383.42579784512" calcext:value-type="float">
            <text:p>6383,42579784512</text:p>
          </table:table-cell>
          <table:table-cell office:value-type="float" office:value="15847.5566778004" calcext:value-type="float">
            <text:p>15848</text:p>
          </table:table-cell>
          <table:table-cell office:value-type="float" office:value="21324.3155300752" calcext:value-type="float">
            <text:p>21324</text:p>
          </table:table-cell>
          <table:table-cell office:value-type="float" office:value="34868.3107790963" calcext:value-type="float">
            <text:p>34868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2495.84989134505" calcext:value-type="float">
            <text:p>2495,84989134505</text:p>
          </table:table-cell>
          <table:table-cell office:value-type="float" office:value="4267.04015442833" calcext:value-type="float">
            <text:p>4267,04015442833</text:p>
          </table:table-cell>
          <table:table-cell office:value-type="float" office:value="7006.88195440598" calcext:value-type="float">
            <text:p>7006,88195440598</text:p>
          </table:table-cell>
          <table:table-cell office:value-type="float" office:value="17442.9644879878" calcext:value-type="float">
            <text:p>17443</text:p>
          </table:table-cell>
          <table:table-cell office:value-type="float" office:value="23784.0402169273" calcext:value-type="float">
            <text:p>23784</text:p>
          </table:table-cell>
          <table:table-cell office:value-type="float" office:value="38548.5759181196" calcext:value-type="float">
            <text:p>38549</text:p>
          </table:table-cell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2782.18656428631" calcext:value-type="float">
            <text:p>2782,18656428631</text:p>
          </table:table-cell>
          <table:table-cell office:value-type="float" office:value="4644.50103469222" calcext:value-type="float">
            <text:p>4644,50103469222</text:p>
          </table:table-cell>
          <table:table-cell office:value-type="float" office:value="7926.81088471674" calcext:value-type="float">
            <text:p>7926,81088471674</text:p>
          </table:table-cell>
          <table:table-cell office:value-type="float" office:value="19184.4677687949" calcext:value-type="float">
            <text:p>19184</text:p>
          </table:table-cell>
          <table:table-cell office:value-type="float" office:value="26150.3756098542" calcext:value-type="float">
            <text:p>26150</text:p>
          </table:table-cell>
          <table:table-cell office:value-type="float" office:value="42536.1469901145" calcext:value-type="float">
            <text:p>42536</text:p>
          </table:table-cell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2950.65261611251" calcext:value-type="float">
            <text:p>2950,65261611251</text:p>
          </table:table-cell>
          <table:table-cell office:value-type="float" office:value="4928.60839035485" calcext:value-type="float">
            <text:p>4928,60839035485</text:p>
          </table:table-cell>
          <table:table-cell office:value-type="float" office:value="8441.41143521968" calcext:value-type="float">
            <text:p>8441,41143521968</text:p>
          </table:table-cell>
          <table:table-cell office:value-type="float" office:value="20878.7508915194" calcext:value-type="float">
            <text:p>20879</text:p>
          </table:table-cell>
          <table:table-cell office:value-type="float" office:value="28563.5175011079" calcext:value-type="float">
            <text:p>28564</text:p>
          </table:table-cell>
          <table:table-cell office:value-type="float" office:value="46208.7750463087" calcext:value-type="float">
            <text:p>46209</text:p>
          </table:table-cell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3134.99395142999" calcext:value-type="float">
            <text:p>3134,99395142999</text:p>
          </table:table-cell>
          <table:table-cell office:value-type="float" office:value="5273.7039897911" calcext:value-type="float">
            <text:p>5273,7039897911</text:p>
          </table:table-cell>
          <table:table-cell office:value-type="float" office:value="9260.40937216265" calcext:value-type="float">
            <text:p>9260,40937216265</text:p>
          </table:table-cell>
          <table:table-cell office:value-type="float" office:value="22528.305573739" calcext:value-type="float">
            <text:p>22528</text:p>
          </table:table-cell>
          <table:table-cell office:value-type="float" office:value="30973.086689294" calcext:value-type="float">
            <text:p>30973</text:p>
          </table:table-cell>
          <table:table-cell office:value-type="float" office:value="49951.2216907011" calcext:value-type="float">
            <text:p>49951</text:p>
          </table:table-cell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3249.0126593431" calcext:value-type="float">
            <text:p>3249,0126593431</text:p>
          </table:table-cell>
          <table:table-cell office:value-type="float" office:value="5523.26515429475" calcext:value-type="float">
            <text:p>5523,26515429475</text:p>
          </table:table-cell>
          <table:table-cell office:value-type="float" office:value="9686.00561376089" calcext:value-type="float">
            <text:p>9686,00561376089</text:p>
          </table:table-cell>
          <table:table-cell office:value-type="float" office:value="24134.2750959473" calcext:value-type="float">
            <text:p>24134</text:p>
          </table:table-cell>
          <table:table-cell office:value-type="float" office:value="33403.7125511368" calcext:value-type="float">
            <text:p>33404</text:p>
          </table:table-cell>
          <table:table-cell office:value-type="float" office:value="53523.1744255696" calcext:value-type="float">
            <text:p>53523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3376.48516859011" calcext:value-type="float">
            <text:p>3376,48516859011</text:p>
          </table:table-cell>
          <table:table-cell office:value-type="float" office:value="5790.40720086073" calcext:value-type="float">
            <text:p>5790,40720086073</text:p>
          </table:table-cell>
          <table:table-cell office:value-type="float" office:value="10339.0957317337" calcext:value-type="float">
            <text:p>10339,0957317337</text:p>
          </table:table-cell>
          <table:table-cell office:value-type="float" office:value="25955.4754838328" calcext:value-type="float">
            <text:p>25955</text:p>
          </table:table-cell>
          <table:table-cell office:value-type="float" office:value="35947.9463689073" calcext:value-type="float">
            <text:p>35948</text:p>
          </table:table-cell>
          <table:table-cell office:value-type="float" office:value="57121.0007489106" calcext:value-type="float">
            <text:p>57121</text:p>
          </table:table-cell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3515.23581859668" calcext:value-type="float">
            <text:p>3515,23581859668</text:p>
          </table:table-cell>
          <table:table-cell office:value-type="float" office:value="6012.3665906605" calcext:value-type="float">
            <text:p>6012,3665906605</text:p>
          </table:table-cell>
          <table:table-cell office:value-type="float" office:value="10838.8102880069" calcext:value-type="float">
            <text:p>10838,8102880069</text:p>
          </table:table-cell>
          <table:table-cell office:value-type="float" office:value="27685.0772787852" calcext:value-type="float">
            <text:p>27685</text:p>
          </table:table-cell>
          <table:table-cell office:value-type="float" office:value="38515.0031611597" calcext:value-type="float">
            <text:p>38515</text:p>
          </table:table-cell>
          <table:table-cell office:value-type="float" office:value="60907.0808087571" calcext:value-type="float">
            <text:p>60907</text:p>
          </table:table-cell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3681.40686387886" calcext:value-type="float">
            <text:p>3681,40686387886</text:p>
          </table:table-cell>
          <table:table-cell office:value-type="float" office:value="6293.75884018633" calcext:value-type="float">
            <text:p>6293,75884018633</text:p>
          </table:table-cell>
          <table:table-cell office:value-type="float" office:value="11531.7636556549" calcext:value-type="float">
            <text:p>11531,7636556549</text:p>
          </table:table-cell>
          <table:table-cell office:value-type="float" office:value="29412.1308428894" calcext:value-type="float">
            <text:p>29412</text:p>
          </table:table-cell>
          <table:table-cell office:value-type="float" office:value="40875.1963436652" calcext:value-type="float">
            <text:p>40875</text:p>
          </table:table-cell>
          <table:table-cell office:value-type="float" office:value="64732.3543393057" calcext:value-type="float">
            <text:p>64732</text:p>
          </table:table-cell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3799.88760408371" calcext:value-type="float">
            <text:p>3799,88760408371</text:p>
          </table:table-cell>
          <table:table-cell office:value-type="float" office:value="6514.03826185894" calcext:value-type="float">
            <text:p>6514,03826185894</text:p>
          </table:table-cell>
          <table:table-cell office:value-type="float" office:value="12232.7521189917" calcext:value-type="float">
            <text:p>12232,7521189917</text:p>
          </table:table-cell>
          <table:table-cell office:value-type="float" office:value="31160.8348635123" calcext:value-type="float">
            <text:p>31161</text:p>
          </table:table-cell>
          <table:table-cell office:value-type="float" office:value="43428.7649950996" calcext:value-type="float">
            <text:p>43429</text:p>
          </table:table-cell>
          <table:table-cell office:value-type="float" office:value="68520.6479085745" calcext:value-type="float">
            <text:p>68521</text:p>
          </table:table-cell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3912.26371704679" calcext:value-type="float">
            <text:p>3912,26371704679</text:p>
          </table:table-cell>
          <table:table-cell office:value-type="float" office:value="6747.82616412835" calcext:value-type="float">
            <text:p>6747,82616412835</text:p>
          </table:table-cell>
          <table:table-cell office:value-type="float" office:value="12595.8458730624" calcext:value-type="float">
            <text:p>12595,8458730624</text:p>
          </table:table-cell>
          <table:table-cell office:value-type="float" office:value="32919.9598839608" calcext:value-type="float">
            <text:p>32920</text:p>
          </table:table-cell>
          <table:table-cell office:value-type="float" office:value="45877.8905124286" calcext:value-type="float">
            <text:p>45878</text:p>
          </table:table-cell>
          <table:table-cell office:value-type="float" office:value="72591.292686624" calcext:value-type="float">
            <text:p>72591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4025.33071827549" calcext:value-type="float">
            <text:p>4025,33071827549</text:p>
          </table:table-cell>
          <table:table-cell office:value-type="float" office:value="7011.56029744142" calcext:value-type="float">
            <text:p>7011,56029744142</text:p>
          </table:table-cell>
          <table:table-cell office:value-type="float" office:value="12503.9247041127" calcext:value-type="float">
            <text:p>12503,9247041127</text:p>
          </table:table-cell>
          <table:table-cell office:value-type="float" office:value="34504.9962379008" calcext:value-type="float">
            <text:p>34505</text:p>
          </table:table-cell>
          <table:table-cell office:value-type="float" office:value="48504.2845047237" calcext:value-type="float">
            <text:p>48504</text:p>
          </table:table-cell>
          <table:table-cell office:value-type="float" office:value="76408.8710652334" calcext:value-type="float">
            <text:p>76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/>
    <meta:creation-date>2022-11-28T11:58:17Z</meta:creation-date>
    <dc:date>2024-02-04T21:28:45.250923075</dc:date>
    <meta:editing-cycles>5</meta:editing-cycles>
    <meta:editing-duration>PT22M8S</meta:editing-duration>
    <meta:document-statistic meta:table-count="2" meta:cell-count="177" meta:object-count="0"/>
  </office:meta>
</office:document-meta>
</file>